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Tacho">
      <style:table-properties table:display="true" style:writing-mode="lr-tb"/>
    </style:style>
    <style:style style:name="ta2" style:family="table" style:master-page-name="Speed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acho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3" table:default-cell-style-name="Default"/>
        <table:table-column table:style-name="co2" table:number-columns-repeated="125" table:default-cell-style-name="Default"/>
        <table:table-row table:style-name="ro1">
          <table:table-cell table:style-name="Gnumeric-default"/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string" calcext:value-type="string">
            <text:p>pulse/rev</text:p>
          </table:table-cell>
          <table:table-cell table:style-name="Gnumeric-default" table:number-columns-repeated="125"/>
        </table:table-row>
        <table:table-row table:style-name="ro1">
          <table:table-cell table:style-name="Gnumeric-default"/>
          <table:table-cell table:style-name="Gnumeric-default" office:value-type="float" office:value="9000" calcext:value-type="float">
            <text:p>9000</text:p>
          </table:table-cell>
          <table:table-cell table:style-name="Gnumeric-default" office:value-type="string" calcext:value-type="string">
            <text:p>rpm</text:p>
          </table:table-cell>
          <table:table-cell table:style-name="Gnumeric-default" table:number-columns-repeated="125"/>
        </table:table-row>
        <table:table-row table:style-name="ro1">
          <table:table-cell table:style-name="Gnumeric-default"/>
          <table:table-cell table:style-name="Gnumeric-default" table:formula="of:=npulse_per_rev*rpm" office:value-type="float" office:value="36000" calcext:value-type="float">
            <text:p>36000</text:p>
          </table:table-cell>
          <table:table-cell table:style-name="Gnumeric-default" office:value-type="string" calcext:value-type="string">
            <text:p>pulse/min</text:p>
          </table:table-cell>
          <table:table-cell table:style-name="Gnumeric-default" table:number-columns-repeated="125"/>
        </table:table-row>
        <table:table-row table:style-name="ro1">
          <table:table-cell table:style-name="Gnumeric-default"/>
          <table:table-cell table:style-name="Gnumeric-default" table:formula="of:=npulse_per_rev*rpm/60" office:value-type="float" office:value="600" calcext:value-type="float">
            <text:p>600</text:p>
          </table:table-cell>
          <table:table-cell table:style-name="Gnumeric-default" office:value-type="string" calcext:value-type="string">
            <text:p>pulse/sec(Hz)</text:p>
          </table:table-cell>
          <table:table-cell table:style-name="Gnumeric-default" table:number-columns-repeated="125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Tpulse=</text:p>
          </table:table-cell>
          <table:table-cell table:style-name="Gnumeric-default" table:formula="of:=60/(npulse_per_rev*rpm)" office:value-type="float" office:value="0.00166666666666667" calcext:value-type="float">
            <text:p>0.0016666666667</text:p>
          </table:table-cell>
          <table:table-cell table:style-name="Gnumeric-default" office:value-type="string" calcext:value-type="string">
            <text:p>sec/pulse</text:p>
          </table:table-cell>
          <table:table-cell table:style-name="Gnumeric-default" table:formula="of:=[.B6]*1000" office:value-type="float" office:value="1.66666666666667" calcext:value-type="float">
            <text:p>1.6666666666667</text:p>
          </table:table-cell>
          <table:table-cell table:style-name="Gnumeric-default" office:value-type="string" calcext:value-type="string">
            <text:p>ms/pulse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string" calcext:value-type="string">
            <text:p>rpm=</text:p>
          </table:table-cell>
          <table:table-cell table:style-name="Gnumeric-default" table:formula="of:=60/(npulse_per_rev*Tpulse)" office:value-type="float" office:value="9000" calcext:value-type="float">
            <text:p>9000</text:p>
          </table:table-cell>
          <table:table-cell table:style-name="Gnumeric-default" office:value-type="string" calcext:value-type="string">
            <text:p>rpm</text:p>
          </table:table-cell>
          <table:table-cell table:style-name="Gnumeric-default" table:number-columns-repeated="125"/>
        </table:table-row>
        <table:table-row table:style-name="ro2" table:number-rows-repeated="120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Tacho.$A$1" table:expression="#REF!"/>
          <table:named-expression table:name="Sheet_Title" table:base-cell-address="$Tacho.$A$1" table:expression="&quot;Tacho&quot;"/>
        </table:named-expressions>
      </table:table>
      <table:table table:name="Speed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3" table:default-cell-style-name="ce1"/>
        <table:table-column table:style-name="co2" table:number-columns-repeated="125" table:default-cell-style-name="ce1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lse_meterRev</text:p>
          </table:table-cell>
          <table:table-cell table:number-columns-repeated="12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km/h</text:p>
          </table:table-cell>
          <table:table-cell table:number-columns-repeated="125"/>
        </table:table-row>
        <table:table-row table:style-name="ro1">
          <table:table-cell/>
          <table:table-cell table:formula="of:=637*Vspeed*npulse_per_meterRev" office:value-type="float" office:value="4076800" calcext:value-type="float">
            <text:p>4076800</text:p>
          </table:table-cell>
          <table:table-cell office:value-type="string" calcext:value-type="string">
            <text:p>pulse/3600sec</text:p>
          </table:table-cell>
          <table:table-cell table:number-columns-repeated="125"/>
        </table:table-row>
        <table:table-row table:style-name="ro1">
          <table:table-cell/>
          <table:table-cell table:formula="of:=637*Vspeed*npulse_per_meterRev/3600" office:value-type="float" office:value="1132.44444444444" calcext:value-type="float">
            <text:p>1132.44444444444</text:p>
          </table:table-cell>
          <table:table-cell office:value-type="string" calcext:value-type="string">
            <text:p>pulse/sec(Hz)</text:p>
          </table:table-cell>
          <table:table-cell table:number-columns-repeated="125"/>
        </table:table-row>
        <table:table-row table:style-name="ro1">
          <table:table-cell table:number-columns-repeated="128"/>
        </table:table-row>
        <table:table-row table:style-name="ro1">
          <table:table-cell office:value-type="string" calcext:value-type="string">
            <text:p>Tspulse=</text:p>
          </table:table-cell>
          <table:table-cell table:formula="of:=3600/(637*Vspeed*npulse_per_meterRev)" office:value-type="float" office:value="0.000883045525902669" calcext:value-type="float">
            <text:p>0.0008830455259</text:p>
          </table:table-cell>
          <table:table-cell office:value-type="string" calcext:value-type="string">
            <text:p>sec/pulse</text:p>
          </table:table-cell>
          <table:table-cell table:formula="of:=[.B6]*1000" office:value-type="float" office:value="0.883045525902669" calcext:value-type="float">
            <text:p>0.8830455259027</text:p>
          </table:table-cell>
          <table:table-cell office:value-type="string" calcext:value-type="string">
            <text:p>ms/pulse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Vspeed=</text:p>
          </table:table-cell>
          <table:table-cell table:formula="of:=3600/(637*Tspulse*npulse_per_meterRev)" office:value-type="float" office:value="400" calcext:value-type="float">
            <text:p>400</text:p>
          </table:table-cell>
          <table:table-cell office:value-type="string" calcext:value-type="string">
            <text:p>km/h</text:p>
          </table:table-cell>
          <table:table-cell table:number-columns-repeated="125"/>
        </table:table-row>
        <table:table-row table:style-name="ro2" table:number-rows-repeated="120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Speed.$A$1" table:expression="#REF!"/>
          <table:named-expression table:name="Sheet_Title" table:base-cell-address="$Speed.$A$1" table:expression="&quot;Speed&quot;"/>
        </table:named-expressions>
      </table:table>
      <table:named-expressions>
        <table:named-range table:name="npulse_per_meterRev" table:base-cell-address="$Tacho.$B$1" table:cell-range-address="$Speed.$B$1" table:range-usable-as="repeat-column repeat-row filter print-range"/>
        <table:named-range table:name="npulse_per_rev" table:base-cell-address="$Tacho.$B$1" table:cell-range-address="$Tacho.$B$1" table:range-usable-as="repeat-column repeat-row filter print-range"/>
        <table:named-range table:name="rpm" table:base-cell-address="$Tacho.$B$2" table:cell-range-address="$Tacho.$B$2" table:range-usable-as="repeat-column repeat-row filter print-range"/>
        <table:named-range table:name="Tpulse" table:base-cell-address="$Tacho.$B$5" table:cell-range-address="$Tacho.$B$6" table:range-usable-as="repeat-column repeat-row filter print-range"/>
        <table:named-range table:name="Tspulse" table:base-cell-address="$Tacho.$B$5" table:cell-range-address="$Speed.$B$6" table:range-usable-as="repeat-column repeat-row filter print-range"/>
        <table:named-range table:name="Vspeed" table:base-cell-address="$Tacho.$B$2" table:cell-range-address="$Speed.$B$2" table:range-usable-as="repeat-column repeat-row filter 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Tacho" style:page-layout-name="Mpm3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Speed" style:page-layout-name="Mpm3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7T21:56:51.515000000</dc:date>
    <meta:creation-date>2016-08-15T21:14:52Z</meta:creation-date>
    <meta:editing-cycles>9</meta:editing-cycles>
    <meta:editing-duration>PT15M1S</meta:editing-duration>
    <meta:generator>LibreOffice/5.1.4.2$Windows_X86_64 LibreOffice_project/f99d75f39f1c57ebdd7ffc5f42867c12031db97a</meta:generator>
    <meta:document-statistic meta:table-count="2" meta:cell-count="32" meta:object-count="0"/>
  </office:meta>
</office:document-meta>
</file>